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2.582cm" table:align="center" style:writing-mode="lr-tb"/>
    </style:style>
    <style:style style:name="Таблица1.A" style:family="table-column">
      <style:table-column-properties style:column-width="4.306cm"/>
    </style:style>
    <style:style style:name="Таблица1.B" style:family="table-column">
      <style:table-column-properties style:column-width="3.54cm"/>
    </style:style>
    <style:style style:name="Таблица1.C" style:family="table-column">
      <style:table-column-properties style:column-width="2.431cm"/>
    </style:style>
    <style:style style:name="Таблица1.D" style:family="table-column">
      <style:table-column-properties style:column-width="2.305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C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D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D3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2.582cm" table:align="center" style:writing-mode="lr-tb"/>
    </style:style>
    <style:style style:name="Таблица3.A" style:family="table-column">
      <style:table-column-properties style:column-width="4.306cm"/>
    </style:style>
    <style:style style:name="Таблица3.B" style:family="table-column">
      <style:table-column-properties style:column-width="3.54cm"/>
    </style:style>
    <style:style style:name="Таблица3.C" style:family="table-column">
      <style:table-column-properties style:column-width="2.431cm"/>
    </style:style>
    <style:style style:name="Таблица3.D" style:family="table-column">
      <style:table-column-properties style:column-width="2.305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C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D3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6.528cm" table:align="left" style:writing-mode="lr-tb"/>
    </style:style>
    <style:style style:name="Таблица4.A" style:family="table-column">
      <style:table-column-properties style:column-width="5.106cm"/>
    </style:style>
    <style:style style:name="Таблица4.B" style:family="table-column">
      <style:table-column-properties style:column-width="6.482cm"/>
    </style:style>
    <style:style style:name="Таблица4.C" style:family="table-column">
      <style:table-column-properties style:column-width="4.939cm"/>
    </style:style>
    <style:style style:name="Таблица4.1" style:family="table-row">
      <style:table-row-properties style:min-row-height="0.72cm"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48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Text_20_body">
      <style:paragraph-properties loext:contextual-spacing="false" fo:margin-top="0cm" fo:margin-bottom="0cm" fo:text-align="center" style:justify-single-word="false" fo:background-color="transparent" style:snap-to-layout-grid="false">
        <style:background-image/>
      </style:paragraph-properties>
      <style:text-properties style:font-name="Arial" fo:font-size="10pt" fo:background-color="transparent" style:font-size-asian="10pt" style:font-name-complex="Arial" style:font-size-complex="10pt"/>
    </style:style>
    <style:style style:name="P7" style:family="paragraph" style:parent-style-name="Text_20_body">
      <style:paragraph-properties loext:contextual-spacing="false" fo:margin-top="0cm" fo:margin-bottom="0cm" fo:text-align="center" style:justify-single-word="false" fo:background-color="transparent" style:snap-to-layout-grid="false">
        <style:background-image/>
      </style:paragraph-properties>
      <style:text-properties style:font-name="Arial" fo:font-size="10pt" fo:background-color="transparen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23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5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loext:contextual-spacing="false"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30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1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32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 style:snap-to-layout-grid="false"/>
      <style:text-properties fo:font-size="10pt" style:font-size-asian="10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3333" fo:font-size="10pt" style:font-size-asian="10pt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language-asian="zh" style:country-asian="TW" style:font-name-complex="Arial"/>
    </style:style>
    <style:style style:name="T5" style:family="text">
      <style:text-properties style:font-name="Arial" fo:language="en" fo:country="US" fo:font-weight="bold" style:font-weight-asian="bold" style:font-name-complex="Arial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solid" style:text-underline-width="auto" style:text-underline-color="font-color" style:font-name-complex="Arial"/>
    </style:style>
    <style:style style:name="T10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1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font-name="Arial" fo:language="ru" fo:country="RU" style:language-asian="zh" style:country-asian="TW" style:font-name-complex="Arial"/>
    </style:style>
    <style:style style:name="T13" style:family="text">
      <style:text-properties style:font-name="Arial" fo:language="ru" fo:country="RU" style:font-name-complex="Arial"/>
    </style:style>
    <style:style style:name="T14" style:family="text">
      <style:text-properties style:font-name="Arial" fo:language="ru" fo:country="RU" fo:font-weight="bold" style:font-weight-asian="bold" style:font-name-complex="Arial" style:font-weight-complex="bold"/>
    </style:style>
    <style:style style:name="T15" style:family="text">
      <style:text-properties style:font-name-complex="Ari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font-style="italic" style:font-style-asian="italic" style:font-name-complex="Arial"/>
    </style:style>
    <style:style style:name="T18" style:family="text">
      <style:text-properties style:text-position="super 58%" style:font-name="Arial" fo:language="en" fo:country="US" style:font-name-complex="Arial"/>
    </style:style>
    <style:style style:name="T19" style:family="text">
      <style:text-properties style:text-position="sub 58%" style:font-name="Arial" fo:font-size="10pt" style:font-size-asian="10pt" style:font-name-complex="Arial" style:font-size-complex="10pt"/>
    </style:style>
    <style:style style:name="T20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font-name-complex="Arial"/>
    </style:style>
    <style:style style:name="T23" style:family="text">
      <style:text-properties fo:language="ru" fo:country="RU"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Изображение1" text:anchor-type="char" svg:x="-2.54cm" svg:y="-1.27cm" svg:width="19.974cm" svg:height="3.309cm" draw:z-index="1"><draw:image xlink:href="Pictures/20000367000675C0000113207151B783.wmf" xlink:type="simple" xlink:show="embed" xlink:actuate="onLoad"/></draw:frame>CALIBRATION CERTIFICATE</text:p>
      <text:p text:style-name="P21"><text:span text:style-name="T1">Date of calibration: </text:span><text:span text:style-name="T9">1</text:span><text:span text:style-name="T9">8</text:span><text:span text:style-name="T9">.</text:span><text:span text:style-name="T9">07</text:span><text:span text:style-name="T9">.201</text:span><text:span text:style-name="T9">6</text:span><text:span text:style-name="T9">.</text:span></text:p>
      <text:p text:style-name="P10"/>
      <text:p text:style-name="P20"><text:span text:style-name="T1">Type: </text:span><text:span text:style-name="T2">BDKG-</text:span><text:span text:style-name="T10">11/1</text:span><text:span text:style-name="T2"> detection unit</text:span></text:p>
      <text:p text:style-name="P9"/>
      <text:p text:style-name="P20"><text:span text:style-name="T1">S/N: </text:span><text:span text:style-name="T11">3</text:span><text:span text:style-name="T11">5</text:span><text:span text:style-name="T11">2</text:span><text:span text:style-name="T3">.00</text:span><text:span text:style-name="T11">2</text:span></text:p>
      <text:p text:style-name="P9"/>
      <text:p text:style-name="P9">Measurement limits: </text:p>
      <text:p text:style-name="P13">BDKG-<text:span text:style-name="T21">11/1</text:span>: γ <text:span text:style-name="T21">0.</text:span><text:span text:style-name="T21">0</text:span><text:span text:style-name="T21">1</text:span> µSv/h – 10<text:span text:style-name="T21">0</text:span> µSv/h;</text:p>
      <text:p text:style-name="P9"/>
      <text:p text:style-name="P9">Measurement error: </text:p>
      <text:p text:style-name="P13">BDKG-<text:span text:style-name="T21">11/1</text:span>: ±<text:span text:style-name="T21">20</text:span>%</text:p>
      <text:p text:style-name="P13"/>
      <text:p text:style-name="P9">Operating conditions:</text:p>
      <text:p text:style-name="P11">Air temperature<text:tab/>+21°C</text:p>
      <text:p text:style-name="P11">Atmospheric pressure<text:tab/>99.5 kPa</text:p>
      <text:p text:style-name="P11">Relative humidity<text:tab/>77%</text:p>
      <text:p text:style-name="P9"/>
      <text:p text:style-name="P37"><text:span text:style-name="T4">The instrument is calibrated on </text:span><text:span text:style-name="T1"><text:s/>AT-110 standard dosimetry facility, No.013, error ±5% (Certificate of Compliance No.210-1</text:span><text:span text:style-name="T13">098</text:span><text:span text:style-name="T1">/1</text:span><text:span text:style-name="T13">5</text:span><text:span text:style-name="T1"> as of </text:span><text:span text:style-name="T12">23.10.2015 </text:span><text:span text:style-name="T13">issued</text:span><text:span text:style-name="T1"> by FGUP "D.I.Mendeleyev VNIIM", St.Petersburg, Russia) and standard gamma radiation </text:span><text:span text:style-name="T18">137</text:span><text:span text:style-name="T1">Cs source of OSGI-R type with </text:span><text:span text:style-name="T13">6</text:span><text:span text:style-name="T13">7</text:span><text:span text:style-name="T1">,</text:span><text:span text:style-name="T13">6</text:span><text:span text:style-name="T1"> kBq activity, s/n </text:span><text:span text:style-name="T13">2910</text:span><text:span text:style-name="T4">.</text:span></text:p>
      <text:p text:style-name="P14"/>
      <text:p text:style-name="P8">Calibration data</text:p>
      <text:p text:style-name="P8"/>
      <text:p text:style-name="P8">BDKG-11/1 (γ)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23">Conventionally true value (CTV) of dose rate,</text:p>
            <text:p text:style-name="P27"><draw:frame draw:style-name="fr2" draw:name="Объект1" text:anchor-type="as-char" svg:y="-0.469cm" svg:width="1.58cm" svg:height="0.623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table:number-rows-spanned="2" office:value-type="string">
            <text:p text:style-name="P12">Calibration data,</text:p>
            <text:p text:style-name="P17"><draw:frame draw:style-name="fr2" draw:name="Объект2" text:anchor-type="as-char" svg:y="-0.467cm" svg:width="1.473cm" svg:height="0.623cm" draw:z-index="0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3"/>
          </table:table-cell>
          <table:table-cell table:style-name="Таблица1.C1" table:number-columns-spanned="2" office:value-type="string">
            <text:p text:style-name="P23">Relative intrinsic error of a dosimeter, %</text:p>
          </table:table-cell>
          <table:covered-table-cell/>
        </table:table-row>
        <table:table-row table:style-name="Таблица1.2">
          <table:covered-table-cell/>
          <table:covered-table-cell/>
          <table:table-cell table:style-name="Таблица1.C2" office:value-type="string">
            <text:p text:style-name="P25"><text:span text:style-name="T16">At calibration, </text:span><text:span text:style-name="T17">%</text:span></text:p>
          </table:table-cell>
          <table:table-cell table:style-name="Таблица1.D2" office:value-type="string">
            <text:p text:style-name="P23">Limits of variation,%</text:p>
          </table:table-cell>
        </table:table-row>
        <table:table-row table:style-name="Таблица1.3">
          <table:table-cell table:style-name="Таблица1.A3" office:value-type="string">
            <text:p text:style-name="P12">0.0<text:span text:style-name="T21">7</text:span> µSv/h</text:p>
          </table:table-cell>
          <table:table-cell table:style-name="Таблица1.A3" office:value-type="string">
            <text:p text:style-name="P12">0.<text:span text:style-name="T21">071</text:span> µSv/h</text:p>
          </table:table-cell>
          <table:table-cell table:style-name="Таблица1.A3" office:value-type="string">
            <text:p text:style-name="P16">1,4</text:p>
          </table:table-cell>
          <table:table-cell table:style-name="Таблица1.D3" table:number-rows-spanned="4" office:value-type="string">
            <text:p text:style-name="P15"><text:span text:style-name="T15">±</text:span><text:span text:style-name="T22">20</text:span></text:p>
          </table:table-cell>
        </table:table-row>
        <table:table-row table:style-name="Таблица1.3">
          <table:table-cell table:style-name="Таблица1.A3" office:value-type="string">
            <text:p text:style-name="P12"><text:span text:style-name="T21">0</text:span>.<text:span text:style-name="T21">7</text:span> µSv/h</text:p>
          </table:table-cell>
          <table:table-cell table:style-name="Таблица1.A3" office:value-type="string">
            <text:p text:style-name="P12"><text:span text:style-name="T21">0</text:span>.<text:span text:style-name="T21">69</text:span> µSv/h</text:p>
          </table:table-cell>
          <table:table-cell table:style-name="Таблица1.A3" office:value-type="string">
            <text:p text:style-name="P16">-1,4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12">7.0 µSv/h</text:p>
          </table:table-cell>
          <table:table-cell table:style-name="Таблица1.A3" office:value-type="string">
            <text:p text:style-name="P12">7.0 µSv/h</text:p>
          </table:table-cell>
          <table:table-cell table:style-name="Таблица1.A3" office:value-type="string">
            <text:p text:style-name="P19">0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12"><text:span text:style-name="T21">7</text:span>0.0 <text:span text:style-name="T24"><text:s/>µ</text:span>Sv/h</text:p>
          </table:table-cell>
          <table:table-cell table:style-name="Таблица1.A3" office:value-type="string">
            <text:p text:style-name="P12"><text:span text:style-name="T23">73</text:span><text:span text:style-name="T24">.</text:span><text:span text:style-name="T23">0 </text:span><text:span text:style-name="T24">µ</text:span><text:span text:style-name="T24">Sv</text:span>/h</text:p>
          </table:table-cell>
          <table:table-cell table:style-name="Таблица1.A3" office:value-type="string">
            <text:p text:style-name="P19">4,3</text:p>
          </table:table-cell>
          <table:covered-table-cell/>
        </table:table-row>
      </table:table>
      <text:p text:style-name="P3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>S/N</text:p>
          </table:table-cell>
          <table:table-cell table:style-name="Таблица2.A1" office:value-type="string">
            <text:p text:style-name="P1"><text:span text:style-name="T6">Н</text:span><text:span text:style-name="T19">с</text:span><text:span text:style-name="T20"> </text:span><text:span text:style-name="T7">calibration value, </text:span></text:p>
            <text:p text:style-name="P3">nSv/h (BDKG-11/1 in sealed container with protection)</text:p>
          </table:table-cell>
          <table:table-cell table:style-name="Таблица2.C1" office:value-type="string">
            <text:p text:style-name="P33">Source activity,</text:p>
            <text:p text:style-name="P6">kBq </text:p>
          </table:table-cell>
        </table:table-row>
        <table:table-row table:style-name="Таблица2.2">
          <table:table-cell table:style-name="Таблица2.A2" office:value-type="string">
            <text:p text:style-name="P18">352.002</text:p>
          </table:table-cell>
          <table:table-cell table:style-name="Таблица2.A2" office:value-type="string">
            <text:p text:style-name="P22"><text:span text:style-name="T8">1</text:span><text:span text:style-name="T8">734</text:span></text:p>
          </table:table-cell>
          <table:table-cell table:style-name="Таблица2.C2" office:value-type="string">
            <text:p text:style-name="P35"><text:span text:style-name="T5"><text:s text:c="6"/></text:span><text:span text:style-name="T14">6</text:span><text:span text:style-name="T14">7</text:span><text:span text:style-name="T5">,</text:span><text:span text:style-name="T14">6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>Calibrated by:<text:tab/>V. Pisarenko<text:tab/>_____________</text:p>
      <text:p text:style-name="P31">(Signature)</text:p>
      <text:p text:style-name="P31"/>
      <text:p text:style-name="P30">Technical control:<text:tab/>N. Kurbatova<text:tab/>_____________</text:p>
      <text:p text:style-name="P31">(Signature)</text:p>
      <text:p text:style-name="P31"/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<draw:frame draw:style-name="fr1" draw:name="Изображение2" text:anchor-type="char" svg:x="-1.72cm" svg:y="-1.27cm" svg:width="19.974cm" svg:height="3.309cm" draw:z-index="2"><draw:image xlink:href="Pictures/20000367000675C0000113207151B783.wmf" xlink:type="simple" xlink:show="embed" xlink:actuate="onLoad"/></draw:frame>CALIBRATION CERTIFICATE</text:p>
      <text:p text:style-name="P21"><text:span text:style-name="T1">Date of calibration: </text:span><text:span text:style-name="T9">1</text:span><text:span text:style-name="T9">8</text:span><text:span text:style-name="T9">.</text:span><text:span text:style-name="T9">07</text:span><text:span text:style-name="T9">.201</text:span><text:span text:style-name="T9">6</text:span><text:span text:style-name="T9">.</text:span></text:p>
      <text:p text:style-name="P10"/>
      <text:p text:style-name="P20"><text:span text:style-name="T1">Type: </text:span><text:span text:style-name="T2">BDKG-</text:span><text:span text:style-name="T10">11/1</text:span><text:span text:style-name="T2"> detection unit</text:span></text:p>
      <text:p text:style-name="P9"/>
      <text:p text:style-name="P20"><text:span text:style-name="T1">S/N: </text:span><text:span text:style-name="T11">3</text:span><text:span text:style-name="T11">5</text:span><text:span text:style-name="T11">2</text:span><text:span text:style-name="T3">.00</text:span><text:span text:style-name="T11">3</text:span></text:p>
      <text:p text:style-name="P9"/>
      <text:p text:style-name="P9">Measurement limits: </text:p>
      <text:p text:style-name="P13">BDKG-<text:span text:style-name="T21">11/1</text:span>: γ <text:span text:style-name="T21">0.</text:span><text:span text:style-name="T21">0</text:span><text:span text:style-name="T21">1</text:span> µSv/h – 10<text:span text:style-name="T21">0</text:span> µSv/h;</text:p>
      <text:p text:style-name="P9"/>
      <text:p text:style-name="P9">Measurement error: </text:p>
      <text:p text:style-name="P13">BDKG-<text:span text:style-name="T21">11/1</text:span>: ±<text:span text:style-name="T21">20</text:span>%</text:p>
      <text:p text:style-name="P13"/>
      <text:p text:style-name="P9">Operating conditions:</text:p>
      <text:p text:style-name="P11">Air temperature<text:tab/>+21°C</text:p>
      <text:p text:style-name="P11">Atmospheric pressure<text:tab/>99.5 kPa</text:p>
      <text:p text:style-name="P11">Relative humidity<text:tab/>77%</text:p>
      <text:p text:style-name="P9"/>
      <text:p text:style-name="P34"><text:span text:style-name="T4">The instrument is calibrated on </text:span><text:span text:style-name="T1"><text:s/>AT-110 standard dosimetry facility, No.013, error ±5% (Certificate of Compliance No.210-1</text:span><text:span text:style-name="T13">098</text:span><text:span text:style-name="T1">/1</text:span><text:span text:style-name="T13">5</text:span><text:span text:style-name="T1"> as of </text:span><text:span text:style-name="T12">23.10.2015 </text:span><text:span text:style-name="T13">issued</text:span><text:span text:style-name="T1"> by FGUP "D.I.Mendeleyev VNIIM", St.Petersburg, Russia) and standard gamma radiation </text:span><text:span text:style-name="T18">137</text:span><text:span text:style-name="T1">Cs source of OSGI-R type with </text:span><text:span text:style-name="T13">6</text:span><text:span text:style-name="T13">7</text:span><text:span text:style-name="T1">,</text:span><text:span text:style-name="T13">6</text:span><text:span text:style-name="T1"> kBq activity, s/n </text:span><text:span text:style-name="T13">2910</text:span><text:span text:style-name="T4">.</text:span></text:p>
      <text:p text:style-name="P14"/>
      <text:p text:style-name="P8">Calibration data</text:p>
      <text:p text:style-name="P8"/>
      <text:p text:style-name="P8">BDKG-11/1 (γ)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23">Conventionally true value (CTV) of dose rate,</text:p>
            <text:p text:style-name="P27"><draw:frame draw:style-name="fr2" draw:name="Объект3" text:anchor-type="as-char" svg:y="-0.469cm" svg:width="1.58cm" svg:height="0.62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table:number-rows-spanned="2" office:value-type="string">
            <text:p text:style-name="P12">Calibration data,</text:p>
            <text:p text:style-name="P17"><draw:frame draw:style-name="fr2" draw:name="Объект4" text:anchor-type="as-char" svg:y="-0.467cm" svg:width="1.473cm" svg:height="0.62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23"/>
          </table:table-cell>
          <table:table-cell table:style-name="Таблица3.C1" table:number-columns-spanned="2" office:value-type="string">
            <text:p text:style-name="P23">Relative intrinsic error of a dosimeter, %</text:p>
          </table:table-cell>
          <table:covered-table-cell/>
        </table:table-row>
        <table:table-row table:style-name="Таблица3.2">
          <table:covered-table-cell/>
          <table:covered-table-cell/>
          <table:table-cell table:style-name="Таблица3.C2" office:value-type="string">
            <text:p text:style-name="P25"><text:span text:style-name="T16">At calibration, </text:span><text:span text:style-name="T17">%</text:span></text:p>
          </table:table-cell>
          <table:table-cell table:style-name="Таблица3.D2" office:value-type="string">
            <text:p text:style-name="P23">Limits of variation,%</text:p>
          </table:table-cell>
        </table:table-row>
        <table:table-row table:style-name="Таблица3.3">
          <table:table-cell table:style-name="Таблица3.A3" office:value-type="string">
            <text:p text:style-name="P12">0.0<text:span text:style-name="T21">7</text:span> µSv/h</text:p>
          </table:table-cell>
          <table:table-cell table:style-name="Таблица3.A3" office:value-type="string">
            <text:p text:style-name="P12">0.<text:span text:style-name="T21">067</text:span> µSv/h</text:p>
          </table:table-cell>
          <table:table-cell table:style-name="Таблица3.A3" office:value-type="string">
            <text:p text:style-name="P16">-4,3</text:p>
          </table:table-cell>
          <table:table-cell table:style-name="Таблица3.D3" table:number-rows-spanned="4" office:value-type="string">
            <text:p text:style-name="P15"><text:span text:style-name="T15">±</text:span><text:span text:style-name="T22">20</text:span></text:p>
          </table:table-cell>
        </table:table-row>
        <table:table-row table:style-name="Таблица3.3">
          <table:table-cell table:style-name="Таблица3.A3" office:value-type="string">
            <text:p text:style-name="P12"><text:span text:style-name="T21">0</text:span>.<text:span text:style-name="T21">7</text:span> µSv/h</text:p>
          </table:table-cell>
          <table:table-cell table:style-name="Таблица3.A3" office:value-type="string">
            <text:p text:style-name="P12"><text:span text:style-name="T21">0</text:span>.<text:span text:style-name="T21">68</text:span> µSv/h</text:p>
          </table:table-cell>
          <table:table-cell table:style-name="Таблица3.A3" office:value-type="string">
            <text:p text:style-name="P16">-2,8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2">7.0 µSv/h</text:p>
          </table:table-cell>
          <table:table-cell table:style-name="Таблица3.A3" office:value-type="string">
            <text:p text:style-name="P12">7.0 µSv/h</text:p>
          </table:table-cell>
          <table:table-cell table:style-name="Таблица3.A3" office:value-type="string">
            <text:p text:style-name="P19">0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2"><text:span text:style-name="T21">7</text:span>0.0 <text:span text:style-name="T24"><text:s/>µ</text:span>Sv/h</text:p>
          </table:table-cell>
          <table:table-cell table:style-name="Таблица3.A3" office:value-type="string">
            <text:p text:style-name="P12"><text:span text:style-name="T23">71</text:span><text:span text:style-name="T24">.</text:span><text:span text:style-name="T23">5 </text:span><text:span text:style-name="T24">µ</text:span><text:span text:style-name="T24">Sv</text:span>/h</text:p>
          </table:table-cell>
          <table:table-cell table:style-name="Таблица3.A3" office:value-type="string">
            <text:p text:style-name="P19">2,1</text:p>
          </table:table-cell>
          <table:covered-table-cell/>
        </table:table-row>
      </table:table>
      <text:p text:style-name="P3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">S/N</text:p>
          </table:table-cell>
          <table:table-cell table:style-name="Таблица4.A1" office:value-type="string">
            <text:p text:style-name="P1"><text:span text:style-name="T6">Н</text:span><text:span text:style-name="T19">с</text:span><text:span text:style-name="T20"> </text:span><text:span text:style-name="T7">calibration value, </text:span></text:p>
            <text:p text:style-name="P3">nSv/h (BDKG-11/1 in sealed container with protection)</text:p>
          </table:table-cell>
          <table:table-cell table:style-name="Таблица4.C1" office:value-type="string">
            <text:p text:style-name="P33">Source activity,</text:p>
            <text:p text:style-name="P6">kBq </text:p>
          </table:table-cell>
        </table:table-row>
        <table:table-row table:style-name="Таблица4.2">
          <table:table-cell table:style-name="Таблица4.A2" office:value-type="string">
            <text:p text:style-name="P18">352.003</text:p>
          </table:table-cell>
          <table:table-cell table:style-name="Таблица4.A2" office:value-type="string">
            <text:p text:style-name="P22"><text:span text:style-name="T8">1</text:span><text:span text:style-name="T8">715</text:span></text:p>
          </table:table-cell>
          <table:table-cell table:style-name="Таблица4.C2" office:value-type="string">
            <text:p text:style-name="P35"><text:span text:style-name="T5"><text:s text:c="6"/></text:span><text:span text:style-name="T14">6</text:span><text:span text:style-name="T14">7</text:span><text:span text:style-name="T5">,</text:span><text:span text:style-name="T14">6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>Calibrated by:<text:tab/>V. Pisarenko<text:tab/>_____________</text:p>
      <text:p text:style-name="P31">(Signature)</text:p>
      <text:p text:style-name="P31"/>
      <text:p text:style-name="P30">Technical control:<text:tab/>N. Kurbatova<text:tab/>_____________</text:p>
      <text:p text:style-name="P31">(Signature)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8-22T15:53:32.62</dc:date>
    <meta:print-date>2016-07-19T13:45:40.970000000</meta:print-date>
    <meta:editing-cycles>21</meta:editing-cycles>
    <meta:editing-duration>PT8H24S</meta:editing-duration>
    <meta:generator>OpenOffice/4.1.4$Win32 OpenOffice.org_project/414m5$Build-9788</meta:generator>
    <meta:document-statistic meta:table-count="4" meta:image-count="2" meta:object-count="4" meta:page-count="2" meta:paragraph-count="95" meta:word-count="308" meta:character-count="2146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

<file path=Object 3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4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